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khan"/>
    </style:style>
    <style:style style:name="P2" style:family="paragraph" style:parent-style-name="Standard">
      <style:text-properties style:font-name="Bitstream Vera Sans"/>
    </style:style>
    <style:style style:name="P3" style:family="paragraph" style:parent-style-name="Standard" style:list-style-name="L1">
      <style:text-properties style:font-name="Bitstream Vera Sans"/>
    </style:style>
    <style:style style:name="T1" style:family="text">
      <style:text-properties fo:font-weight="bold"/>
    </style:style>
    <style:style style:name="T2" style:family="text">
      <style:text-properties officeooo:rsid="0012b9d7"/>
    </style:style>
    <style:style style:name="T3" style:family="text">
      <style:text-properties fo:font-style="italic"/>
    </style:style>
    <style:style style:name="T4" style:family="text">
      <style:text-properties style:font-name="Bitstream Vera San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span text:style-name="T2">HISTORY OF GNU LICENCE</text:span></text:p>
      <text:p text:style-name="Standard"/>
      <text:list xml:id="list256754064" text:style-name="L1">
        <text:list-header>
          <text:p text:style-name="P3">The <text:span text:style-name="T1">History</text:span> of the <text:span text:style-name="T1">GPL</text:span>. The <text:span text:style-name="T1">GPL</text:span> (The <text:span text:style-name="T1">GNU</text:span> General Public <text:span text:style-name="T1">License</text:span>), created by Richard Stallman, serves as the de facto constitution for the Free Software movement. ... In the early years (1984 to 1988), the <text:span text:style-name="T1">GNU</text:span> Project did not have a single <text:span text:style-name="T1">license</text:span> to cover all its software.</text:p>
        </text:list-header>
      </text:list>
      <text:p text:style-name="P2"/>
      <text:p text:style-name="P2"/>
      <text:p text:style-name="P2"/>
      <text:p text:style-name="P2"><text:span text:style-name="T2">The GNU licence was </text:span>created by <text:a xlink:type="simple" xlink:href="http://www.stallman.org/" text:style-name="Internet_20_link" text:visited-style-name="Visited_20_Internet_20_Link">Richard Stallman</text:a>, serves as the <text:span text:style-name="T3">de facto</text:span> constitution for the Free Software movement. It covers the majority of Free Software/Open Source software and has become the legal and philosophical cornerstone of the Free Software community. Because of its fundamental nature, it is useful to document the historical evolution of the GPL. </text:p>
      <text:p text:style-name="Text_20_body"><text:span text:style-name="T4">First, the GPL comes from the philosophy of </text:span><text:a xlink:type="simple" xlink:href="http://www.stallman.org/" text:style-name="Internet_20_link" text:visited-style-name="Visited_20_Internet_20_Link"><text:span text:style-name="T4">Richard Stallman</text:span></text:a><text:span text:style-name="T4"> and </text:span><text:a xlink:type="simple" xlink:href="http://www.gnu.org/" text:style-name="Internet_20_link" text:visited-style-name="Visited_20_Internet_20_Link"><text:span text:style-name="T4">the GNU Project</text:span></text:a><text:span text:style-name="T4">. The general history of GNU is covered </text:span><text:a xlink:type="simple" xlink:href="http://www.gnu.org/gnu/thegnuproject.html" text:style-name="Internet_20_link" text:visited-style-name="Visited_20_Internet_20_Link"><text:span text:style-name="T4">here</text:span></text:a><text:span text:style-name="T4">. In this page we will be focusing on the specific events in the creation of the GPL. </text:span></text:p>
      <text:p text:style-name="Text_20_body"><text:span text:style-name="T4">In the early years (1984 to 1988), the GNU Project did not have a single license to cover all its software.  What led Stallman to the creation of this copyleft license was his experience with </text:span><text:a xlink:type="simple" xlink:href="http://java.sun.com/people/jag/" text:style-name="Internet_20_link" text:visited-style-name="Visited_20_Internet_20_Link"><text:span text:style-name="T4">James Gosling</text:span></text:a><text:span text:style-name="T4">, creator of NeWs and the </text:span><text:a xlink:type="simple" xlink:href="http://java.sun.com/" text:style-name="Internet_20_link" text:visited-style-name="Visited_20_Internet_20_Link"><text:span text:style-name="T4">Java programming language</text:span></text:a><text:span text:style-name="T4">, and </text:span><text:a xlink:type="simple" xlink:href="http://www.unipress.com/" text:style-name="Internet_20_link" text:visited-style-name="Visited_20_Internet_20_Link"><text:span text:style-name="T4">UniPress</text:span></text:a><text:span text:style-name="T4">, over Emacs. While Stallman created the first Emacs in 1975, Gosling wrote the first C-based Emacs (Gosling Emacs) running on Unix in 1982. Gosling initally allowed free distribution of the Gosling Emacs source code, which Stallman used in early 1985 in the first version (15.34) of </text:span><text:a xlink:type="simple" xlink:href="http://www.gnu.org/software/emacs/" text:style-name="Internet_20_link" text:visited-style-name="Visited_20_Internet_20_Link"><text:span text:style-name="T4">GNU Emacs</text:span></text:a><text:span text:style-name="T4">.  Gosling later sold rights to Gosling Emacs to UniPress, and Gosling Emacs became </text:span><text:a xlink:type="simple" xlink:href="http://www.unipress.com/cat/emacs.html" text:style-name="Internet_20_link" text:visited-style-name="Visited_20_Internet_20_Link"><text:span text:style-name="T4">UniPress Emacs</text:span></text:a><text:span text:style-name="T4">.   UniPress threatened Stallman to stop distributing the Gosling source code, and Stallman was forced to comply. He later replace these parts with his own code. (Emacs version 16.56).  (See the Emacs </text:span><text:a xlink:type="simple" xlink:href="http://www.jwz.org/doc/emacs-timeline.html" text:style-name="Internet_20_link" text:visited-style-name="Visited_20_Internet_20_Link"><text:span text:style-name="T4">Timeline</text:span></text:a><text:span text:style-name="T4">) To prevent free code from being proprietarized in this manner in the future, Stallman invented the GPL. Detailed description of this event can be found in </text:span><text:a xlink:type="simple" xlink:href="http://www.gnu.org/philosophy/stallman-kth.html" text:style-name="Internet_20_link" text:visited-style-name="Visited_20_Internet_20_Link"><text:span text:style-name="T4">Stallman's 1986 speech at the Royal Institute of Technology, Sweden:</text:span></text:a><text:span text:style-name="T4">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4:06:28.941306398</meta:creation-date>
    <dc:date>2019-07-16T14:10:32.879736530</dc:date>
    <meta:editing-duration>PT4M4S</meta:editing-duration>
    <meta:editing-cycles>1</meta:editing-cycles>
    <meta:document-statistic meta:table-count="0" meta:image-count="0" meta:object-count="0" meta:page-count="1" meta:paragraph-count="5" meta:word-count="328" meta:character-count="1966" meta:non-whitespace-character-count="1635"/>
    <meta:generator>LibreOffice/6.0.3.2$Linux_X86_64 LibreOffice_project/00m0$Build-2</meta:generator>
  </office:meta>
</office:document-meta>
</file>